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ffff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dido" table:style-name="ta1">
        <table:shapes>
          <draw:frame draw:z-index="0" draw:style-name="gr1" draw:text-style-name="P1" svg:width="161.68mm" svg:height="137.33mm" svg:x="23.69mm" svg:y="59.76mm">
            <loext:p draw:notify-on-update-of-ranges="Medido.A1:Medido.A1 Medido.E3:Medido.E10 Medido.A3:Medido.A10 Medido.F3:Medido.F10 Medido.F3:Medido.F10 Medido.H1:Medido.H1 Medido.L3:Medido.L10 Medido.H3:Medido.H11 Medido.M3:Medido.M10 Medido.M3:Medido.M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2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delante</text:p>
          </table:table-cell>
          <table:covered-table-cell table:number-columns-repeated="5" table:style-name="ce4"/>
          <table:table-cell table:style-name="ce6"/>
          <table:table-cell table:style-name="ce8" office:value-type="string" calcext:value-type="string" table:number-columns-spanned="6" table:number-rows-spanned="1">
            <text:p>Atrás</text:p>
          </table:table-cell>
          <table:covered-table-cell table:number-columns-repeated="5" table:style-name="ce9"/>
          <table:table-cell/>
        </table:table-row>
        <table:table-row table:style-name="ro2">
          <table:table-cell table:style-name="ce2" office:value-type="string" calcext:value-type="string">
            <text:p>Steering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R_prom</text:p>
          </table:table-cell>
          <table:table-cell table:style-name="ce2" office:value-type="string" calcext:value-type="string">
            <text:p>R_ins</text:p>
          </table:table-cell>
          <table:table-cell table:style-name="ce7"/>
          <table:table-cell table:style-name="ce2" office:value-type="string" calcext:value-type="string">
            <text:p>Steering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R_prom</text:p>
          </table:table-cell>
          <table:table-cell table:style-name="ce2" office:value-type="string" calcext:value-type="string">
            <text:p>R_ins</text:p>
          </table:table-cell>
          <table:table-cell table:style-name="ce10" office:value-type="string" calcext:value-type="string" table:number-columns-spanned="1" table:number-rows-spanned="5">
            <text:p>Derecha</text:p>
          </table:table-cell>
        </table:table-row>
        <table:table-row table:style-name="ro2">
          <table:table-cell office:value-type="float" office:value="-1" calcext:value-type="float">
            <text:p>-1.0</text:p>
          </table:table-cell>
          <table:table-cell office:value-type="float" office:value="124.5" calcext:value-type="float">
            <text:p>124.5</text:p>
          </table:table-cell>
          <table:table-cell office:value-type="float" office:value="123.3" calcext:value-type="float">
            <text:p>123.3</text:p>
          </table:table-cell>
          <table:table-cell office:value-type="float" office:value="123.5" calcext:value-type="float">
            <text:p>123.5</text:p>
          </table:table-cell>
          <table:table-cell table:style-name="ce5" table:formula="of:=AVERAGE([.B3:.D3])/2" office:value-type="float" office:value="61.8833333333333" calcext:value-type="float">
            <text:p>61.9</text:p>
          </table:table-cell>
          <table:table-cell table:style-name="ce5" table:formula="of:=STDEV([.B3:.D3])/2" office:value-type="float" office:value="0.321455025366432" calcext:value-type="float">
            <text:p>0.3</text:p>
          </table:table-cell>
          <table:table-cell/>
          <table:table-cell office:value-type="float" office:value="-1" calcext:value-type="float">
            <text:p>-1.0</text:p>
          </table:table-cell>
          <table:table-cell office:value-type="float" office:value="114" calcext:value-type="float">
            <text:p>114.0</text:p>
          </table:table-cell>
          <table:table-cell office:value-type="float" office:value="114.5" calcext:value-type="float">
            <text:p>114.5</text:p>
          </table:table-cell>
          <table:table-cell office:value-type="float" office:value="114.3" calcext:value-type="float">
            <text:p>114.3</text:p>
          </table:table-cell>
          <table:table-cell table:style-name="ce5" table:formula="of:=AVERAGE([.I3:.K3])/2" office:value-type="float" office:value="57.1333333333333" calcext:value-type="float">
            <text:p>57.1</text:p>
          </table:table-cell>
          <table:table-cell table:style-name="ce5" table:formula="of:=STDEV([.I3:.K3])/2" office:value-type="float" office:value="0.125830573921179" calcext:value-type="float">
            <text:p>0.1</text:p>
          </table:table-cell>
          <table:covered-table-cell/>
        </table:table-row>
        <table:table-row table:style-name="ro2">
          <table:table-cell office:value-type="float" office:value="-0.8" calcext:value-type="float">
            <text:p>-0.8</text:p>
          </table:table-cell>
          <table:table-cell office:value-type="float" office:value="159.4" calcext:value-type="float">
            <text:p>159.4</text:p>
          </table:table-cell>
          <table:table-cell office:value-type="float" office:value="154.8" calcext:value-type="float">
            <text:p>154.8</text:p>
          </table:table-cell>
          <table:table-cell office:value-type="float" office:value="156.4" calcext:value-type="float">
            <text:p>156.4</text:p>
          </table:table-cell>
          <table:table-cell table:formula="of:=AVERAGE([.B4:.D4])/2" office:value-type="float" office:value="78.4333333333333" calcext:value-type="float">
            <text:p>78.4</text:p>
          </table:table-cell>
          <table:table-cell table:formula="of:=STDEV([.B4:.D4])/2" office:value-type="float" office:value="1.16761865920913" calcext:value-type="float">
            <text:p>1.2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146.8" calcext:value-type="float">
            <text:p>146.8</text:p>
          </table:table-cell>
          <table:table-cell office:value-type="float" office:value="142.4" calcext:value-type="float">
            <text:p>142.4</text:p>
          </table:table-cell>
          <table:table-cell office:value-type="float" office:value="142.8" calcext:value-type="float">
            <text:p>142.8</text:p>
          </table:table-cell>
          <table:table-cell table:formula="of:=AVERAGE([.I4:.K4])/2" office:value-type="float" office:value="72" calcext:value-type="float">
            <text:p>72.0</text:p>
          </table:table-cell>
          <table:table-cell table:formula="of:=STDEV([.I4:.K4])/2" office:value-type="float" office:value="1.21655250605965" calcext:value-type="float">
            <text:p>1.2</text:p>
          </table:table-cell>
          <table:covered-table-cell/>
        </table:table-row>
        <table:table-row table:style-name="ro2">
          <table:table-cell office:value-type="float" office:value="-0.6" calcext:value-type="float">
            <text:p>-0.6</text:p>
          </table:table-cell>
          <table:table-cell office:value-type="float" office:value="221.9" calcext:value-type="float">
            <text:p>221.9</text:p>
          </table:table-cell>
          <table:table-cell office:value-type="float" office:value="217" calcext:value-type="float">
            <text:p>217.0</text:p>
          </table:table-cell>
          <table:table-cell office:value-type="float" office:value="215.9" calcext:value-type="float">
            <text:p>215.9</text:p>
          </table:table-cell>
          <table:table-cell table:formula="of:=AVERAGE([.B5:.D5])/2" office:value-type="float" office:value="109.133333333333" calcext:value-type="float">
            <text:p>109.1</text:p>
          </table:table-cell>
          <table:table-cell table:formula="of:=STDEV([.B5:.D5])/2" office:value-type="float" office:value="1.59713284774102" calcext:value-type="float">
            <text:p>1.6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191.4" calcext:value-type="float">
            <text:p>191.4</text:p>
          </table:table-cell>
          <table:table-cell office:value-type="float" office:value="186.9" calcext:value-type="float">
            <text:p>186.9</text:p>
          </table:table-cell>
          <table:table-cell office:value-type="float" office:value="188.7" calcext:value-type="float">
            <text:p>188.7</text:p>
          </table:table-cell>
          <table:table-cell table:formula="of:=AVERAGE([.I5:.K5])/2" office:value-type="float" office:value="94.5" calcext:value-type="float">
            <text:p>94.5</text:p>
          </table:table-cell>
          <table:table-cell table:formula="of:=STDEV([.I5:.K5])/2" office:value-type="float" office:value="1.13247516529061" calcext:value-type="float">
            <text:p>1.1</text:p>
          </table:table-cell>
          <table:covered-table-cell/>
        </table:table-row>
        <table:table-row table:style-name="ro2">
          <table:table-cell office:value-type="float" office:value="-0.4" calcext:value-type="float">
            <text:p>-0.4</text:p>
          </table:table-cell>
          <table:table-cell table:formula="of:=171.2*2" office:value-type="float" office:value="342.4" calcext:value-type="float">
            <text:p>342.4</text:p>
          </table:table-cell>
          <table:table-cell table:formula="of:=161*2" office:value-type="float" office:value="322" calcext:value-type="float">
            <text:p>322.0</text:p>
          </table:table-cell>
          <table:table-cell table:formula="of:=165.4*2" office:value-type="float" office:value="330.8" calcext:value-type="float">
            <text:p>330.8</text:p>
          </table:table-cell>
          <table:table-cell table:formula="of:=AVERAGE([.B6:.D6])/2" office:value-type="float" office:value="165.866666666667" calcext:value-type="float">
            <text:p>165.9</text:p>
          </table:table-cell>
          <table:table-cell table:formula="of:=STDEV([.B6:.D6])/2" office:value-type="float" office:value="5.11598801145324" calcext:value-type="float">
            <text:p>5.1</text:p>
          </table:table-cell>
          <table:table-cell/>
          <table:table-cell office:value-type="float" office:value="-0.4" calcext:value-type="float">
            <text:p>-0.4</text:p>
          </table:table-cell>
          <table:table-cell table:formula="of:=140.7*2" office:value-type="float" office:value="281.4" calcext:value-type="float">
            <text:p>281.4</text:p>
          </table:table-cell>
          <table:table-cell table:formula="of:=139*2" office:value-type="float" office:value="278" calcext:value-type="float">
            <text:p>278.0</text:p>
          </table:table-cell>
          <table:table-cell table:formula="of:=139.5*2" office:value-type="float" office:value="279" calcext:value-type="float">
            <text:p>279.0</text:p>
          </table:table-cell>
          <table:table-cell table:formula="of:=AVERAGE([.I6:.K6])/2" office:value-type="float" office:value="139.733333333333" calcext:value-type="float">
            <text:p>139.7</text:p>
          </table:table-cell>
          <table:table-cell table:formula="of:=STDEV([.I6:.K6])/2" office:value-type="float" office:value="0.873689494805404" calcext:value-type="float">
            <text:p>0.9</text:p>
          </table:table-cell>
          <table:covered-table-cell/>
        </table:table-row>
        <table:table-row table:style-name="ro2">
          <table:table-cell office:value-type="float" office:value="0.4" calcext:value-type="float">
            <text:p>0.4</text:p>
          </table:table-cell>
          <table:table-cell table:formula="of:=205.7*2" office:value-type="float" office:value="411.4" calcext:value-type="float">
            <text:p>411.4</text:p>
          </table:table-cell>
          <table:table-cell table:formula="of:=210.2*2" office:value-type="float" office:value="420.4" calcext:value-type="float">
            <text:p>420.4</text:p>
          </table:table-cell>
          <table:table-cell table:formula="of:=207.5*2" office:value-type="float" office:value="415" calcext:value-type="float">
            <text:p>415.0</text:p>
          </table:table-cell>
          <table:table-cell table:formula="of:=AVERAGE([.B7:.D7])/2" office:value-type="float" office:value="207.8" calcext:value-type="float">
            <text:p>207.8</text:p>
          </table:table-cell>
          <table:table-cell table:formula="of:=STDEV([.B7:.D7])/2" office:value-type="float" office:value="2.26495033058122" calcext:value-type="float">
            <text:p>2.3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63.9*2" office:value-type="float" office:value="327.8" calcext:value-type="float">
            <text:p>327.8</text:p>
          </table:table-cell>
          <table:table-cell table:formula="of:=161*2" office:value-type="float" office:value="322" calcext:value-type="float">
            <text:p>322.0</text:p>
          </table:table-cell>
          <table:table-cell table:formula="of:=152.4*2" office:value-type="float" office:value="304.8" calcext:value-type="float">
            <text:p>304.8</text:p>
          </table:table-cell>
          <table:table-cell table:formula="of:=AVERAGE([.I7:.K7])/2" office:value-type="float" office:value="159.1" calcext:value-type="float">
            <text:p>159.1</text:p>
          </table:table-cell>
          <table:table-cell table:formula="of:=STDEV([.I7:.K7])/2" office:value-type="float" office:value="5.98080262172227" calcext:value-type="float">
            <text:p>6.0</text:p>
          </table:table-cell>
          <table:table-cell table:style-name="ce10" office:value-type="string" calcext:value-type="string" table:number-columns-spanned="1" table:number-rows-spanned="4">
            <text:p>Izquierda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219.3" calcext:value-type="float">
            <text:p>219.3</text:p>
          </table:table-cell>
          <table:table-cell office:value-type="float" office:value="229.6" calcext:value-type="float">
            <text:p>229.6</text:p>
          </table:table-cell>
          <table:table-cell office:value-type="float" office:value="221.2" calcext:value-type="float">
            <text:p>221.2</text:p>
          </table:table-cell>
          <table:table-cell table:formula="of:=AVERAGE([.B8:.D8])/2" office:value-type="float" office:value="111.683333333333" calcext:value-type="float">
            <text:p>111.7</text:p>
          </table:table-cell>
          <table:table-cell table:formula="of:=STDEV([.B8:.D8])/2" office:value-type="float" office:value="2.74058996081744" calcext:value-type="float">
            <text:p>2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88.1" calcext:value-type="float">
            <text:p>188.1</text:p>
          </table:table-cell>
          <table:table-cell office:value-type="float" office:value="190.4" calcext:value-type="float">
            <text:p>190.4</text:p>
          </table:table-cell>
          <table:table-cell office:value-type="float" office:value="187.3" calcext:value-type="float">
            <text:p>187.3</text:p>
          </table:table-cell>
          <table:table-cell table:formula="of:=AVERAGE([.I8:.K8])/2" office:value-type="float" office:value="94.3" calcext:value-type="float">
            <text:p>94.3</text:p>
          </table:table-cell>
          <table:table-cell table:formula="of:=STDEV([.I8:.K8])/2" office:value-type="float" office:value="0.804673846971554" calcext:value-type="float">
            <text:p>0.8</text:p>
          </table:table-cell>
          <table:covered-table-cell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157.5" calcext:value-type="float">
            <text:p>157.5</text:p>
          </table:table-cell>
          <table:table-cell office:value-type="float" office:value="159.3" calcext:value-type="float">
            <text:p>159.3</text:p>
          </table:table-cell>
          <table:table-cell office:value-type="float" office:value="159.8" calcext:value-type="float">
            <text:p>159.8</text:p>
          </table:table-cell>
          <table:table-cell table:formula="of:=AVERAGE([.B9:.D9])/2" office:value-type="float" office:value="79.4333333333333" calcext:value-type="float">
            <text:p>79.4</text:p>
          </table:table-cell>
          <table:table-cell table:formula="of:=STDEV([.B9:.D9])/2" office:value-type="float" office:value="0.604841577054138" calcext:value-type="float">
            <text:p>0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39.2" calcext:value-type="float">
            <text:p>139.2</text:p>
          </table:table-cell>
          <table:table-cell office:value-type="float" office:value="138.3" calcext:value-type="float">
            <text:p>138.3</text:p>
          </table:table-cell>
          <table:table-cell office:value-type="float" office:value="137.5" calcext:value-type="float">
            <text:p>137.5</text:p>
          </table:table-cell>
          <table:table-cell table:formula="of:=AVERAGE([.I9:.K9])/2" office:value-type="float" office:value="69.1666666666667" calcext:value-type="float">
            <text:p>69.2</text:p>
          </table:table-cell>
          <table:table-cell table:formula="of:=STDEV([.I9:.K9])/2" office:value-type="float" office:value="0.425245027405766" calcext:value-type="float">
            <text:p>0.4</text:p>
          </table:table-cell>
          <table:covered-table-cell/>
        </table:table-row>
        <table:table-row table:style-name="ro2">
          <table:table-cell office:value-type="float" office:value="1" calcext:value-type="float">
            <text:p>1.0</text:p>
          </table:table-cell>
          <table:table-cell office:value-type="float" office:value="117.2" calcext:value-type="float">
            <text:p>117.2</text:p>
          </table:table-cell>
          <table:table-cell office:value-type="float" office:value="117" calcext:value-type="float">
            <text:p>117.0</text:p>
          </table:table-cell>
          <table:table-cell office:value-type="float" office:value="117.8" calcext:value-type="float">
            <text:p>117.8</text:p>
          </table:table-cell>
          <table:table-cell table:style-name="ce5" table:formula="of:=AVERAGE([.B10:.D10])/2" office:value-type="float" office:value="58.6666666666667" calcext:value-type="float">
            <text:p>58.7</text:p>
          </table:table-cell>
          <table:table-cell table:style-name="ce5" table:formula="of:=STDEV([.B10:.D10])/2" office:value-type="float" office:value="0.208166599946612" calcext:value-type="float">
            <text:p>0.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09.4" calcext:value-type="float">
            <text:p>109.4</text:p>
          </table:table-cell>
          <table:table-cell office:value-type="float" office:value="108" calcext:value-type="float">
            <text:p>108.0</text:p>
          </table:table-cell>
          <table:table-cell office:value-type="float" office:value="108.8" calcext:value-type="float">
            <text:p>108.8</text:p>
          </table:table-cell>
          <table:table-cell table:style-name="ce5" table:formula="of:=AVERAGE([.I10:.K10])/2" office:value-type="float" office:value="54.3666666666667" calcext:value-type="float">
            <text:p>54.4</text:p>
          </table:table-cell>
          <table:table-cell table:style-name="ce5" table:formula="of:=STDEV([.I10:.K10])/2" office:value-type="float" office:value="0.351188458428426" calcext:value-type="float">
            <text:p>0.4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06:52:49.835186411</meta:creation-date>
    <meta:generator>LibreOffice/5.1.6.2$Linux_X86_64 LibreOffice_project/10m0$Build-2</meta:generator>
    <dc:date>2021-02-27T07:54:49.253578915</dc:date>
    <meta:editing-duration>PT28M57S</meta:editing-duration>
    <meta:editing-cycles>7</meta:editing-cycles>
    <meta:document-statistic meta:table-count="1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107">
      <style:chart-properties chart:display-label="true" chart:logarithmic="false" chart:minimum="-1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maximum="250" chart:origin="0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7">
      <style:chart-properties chart:symbol-type="named-symbol" chart:symbol-name="square" chart:symbol-width="0.25cm" chart:symbol-height="0.25cm" chart:link-data-style-to-source="true" chart:error-category="cell-range" chart:error-upper-range="Medido.F3:Medido.F10" chart:error-lower-range="Medido.F3:Medido.F10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Medido.F3:Medido.F10" chart:error-lower-range="Medido.F3:Medido.F10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07">
      <style:chart-properties chart:symbol-type="named-symbol" chart:symbol-name="diamond" chart:symbol-width="0.25cm" chart:symbol-height="0.25cm" chart:link-data-style-to-source="true" chart:error-category="cell-range" chart:error-upper-range="Medido.M3:Medido.M10" chart:error-lower-range="Medido.M3:Medido.M10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Medido.M3:Medido.M10" chart:error-lower-range="Medido.M3:Medido.M10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69cm" svg:height="13.734cm" xlink:href=".." xlink:type="simple" chart:class="chart:scatter" chart:style-name="ch1">
        <chart:legend chart:legend-position="end" svg:x="14.065cm" svg:y="6.319cm" style:legend-expansion="high" chart:style-name="ch2"/>
        <chart:plot-area chart:style-name="ch3" table:cell-range-address="Medido.A3:Medido.A10 Medido.A1:Medido.A1 Medido.E3:Medido.E10 Medido.H1:Medido.H1 Medido.L3:Medido.L10" chart:data-source-has-labels="row" svg:x="1.334cm" svg:y="0.274cm" svg:width="12.408cm" svg:height="12.205cm">
          <chartooo:coordinate-region svg:x="1.625cm" svg:y="0.473cm" svg:width="11.877cm" svg:height="11.359cm"/>
          <chart:axis chart:dimension="x" chart:name="primary-x" chart:style-name="ch4">
            <chart:title svg:x="6.436cm" svg:y="12.753cm" chart:style-name="ch5">
              <text:p>steering_norm</text:p>
            </chart:title>
            <chart:grid chart:style-name="ch6" chart:class="major"/>
          </chart:axis>
          <chart:axis chart:dimension="y" chart:name="primary-y" chart:style-name="ch7">
            <chart:title svg:x="0.451cm" svg:y="6.645cm" chart:style-name="ch8">
              <text:p>cm</text:p>
            </chart:title>
            <chart:grid chart:style-name="ch6" chart:class="major"/>
          </chart:axis>
          <chart:series chart:style-name="ch9" chart:values-cell-range-address="Medido.E3:Medido.E10" chart:label-cell-address="Medido.A1:Medido.A1" chart:class="chart:scatter">
            <chart:domain table:cell-range-address="Medido.A3:Medido.A10"/>
            <chart:error-indicator chart:style-name="ch10" chart:dimension="y"/>
            <chart:data-point chart:repeated="8"/>
          </chart:series>
          <chart:series chart:style-name="ch11" chart:values-cell-range-address="Medido.L3:Medido.L10" chart:label-cell-address="Medido.H1:Medido.H1" chart:class="chart:scatter">
            <chart:domain table:cell-range-address="Medido.H3:Medido.H11"/>
            <chart:error-indicator chart:style-name="ch12" chart:dimension="y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delante</text:p>
                <draw:g>
                  <svg:desc>Medido.A1:Medido.A1</svg:desc>
                </draw:g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  <table:table-cell office:value-type="string">
                <text:p>Columna H</text:p>
              </table:table-cell>
              <table:table-cell office:value-type="string">
                <text:p>Atrás</text:p>
                <draw:g>
                  <svg:desc>Medido.H1:Medido.H1</svg:desc>
                </draw:g>
              </table:table-cell>
              <table:table-cell office:value-type="string">
                <text:p>Columna M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Medido.A3:Medido.A10</svg:desc>
                </draw:g>
              </table:table-cell>
              <table:table-cell office:value-type="float" office:value="61.8833333333333">
                <text:p>61.8833333333333</text:p>
                <draw:g>
                  <svg:desc>Medido.E3:Medido.E10</svg:desc>
                </draw:g>
              </table:table-cell>
              <table:table-cell office:value-type="float" office:value="0.321455025366432">
                <text:p>0.321455025366432</text:p>
                <draw:g>
                  <svg:desc>Medido.F3:Medido.F10</svg:desc>
                </draw:g>
              </table:table-cell>
              <table:table-cell office:value-type="float" office:value="0.321455025366432">
                <text:p>0.321455025366432</text:p>
                <draw:g>
                  <svg:desc>Medido.F3:Medido.F10</svg:desc>
                </draw:g>
              </table:table-cell>
              <table:table-cell office:value-type="float" office:value="-1">
                <text:p>-1</text:p>
                <draw:g>
                  <svg:desc>Medido.H3:Medido.H11</svg:desc>
                </draw:g>
              </table:table-cell>
              <table:table-cell office:value-type="float" office:value="57.1333333333333">
                <text:p>57.1333333333333</text:p>
                <draw:g>
                  <svg:desc>Medido.L3:Medido.L10</svg:desc>
                </draw:g>
              </table:table-cell>
              <table:table-cell office:value-type="float" office:value="0.125830573921179">
                <text:p>0.125830573921179</text:p>
                <draw:g>
                  <svg:desc>Medido.M3:Medido.M10</svg:desc>
                </draw:g>
              </table:table-cell>
              <table:table-cell office:value-type="float" office:value="0.125830573921179">
                <text:p>0.125830573921179</text:p>
                <draw:g>
                  <svg:desc>Medido.M3:Medido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">
                <text:p>-0.8</text:p>
              </table:table-cell>
              <table:table-cell office:value-type="float" office:value="78.4333333333333">
                <text:p>78.4333333333333</text:p>
              </table:table-cell>
              <table:table-cell office:value-type="float" office:value="1.16761865920913">
                <text:p>1.16761865920913</text:p>
              </table:table-cell>
              <table:table-cell office:value-type="float" office:value="1.16761865920913">
                <text:p>1.16761865920913</text:p>
              </table:table-cell>
              <table:table-cell office:value-type="float" office:value="-0.8">
                <text:p>-0.8</text:p>
              </table:table-cell>
              <table:table-cell office:value-type="float" office:value="72">
                <text:p>72</text:p>
              </table:table-cell>
              <table:table-cell office:value-type="float" office:value="1.21655250605965">
                <text:p>1.21655250605965</text:p>
              </table:table-cell>
              <table:table-cell office:value-type="float" office:value="1.21655250605965">
                <text:p>1.21655250605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109.133333333333">
                <text:p>109.133333333333</text:p>
              </table:table-cell>
              <table:table-cell office:value-type="float" office:value="1.59713284774102">
                <text:p>1.59713284774102</text:p>
              </table:table-cell>
              <table:table-cell office:value-type="float" office:value="1.59713284774102">
                <text:p>1.59713284774102</text:p>
              </table:table-cell>
              <table:table-cell office:value-type="float" office:value="-0.6">
                <text:p>-0.6</text:p>
              </table:table-cell>
              <table:table-cell office:value-type="float" office:value="94.5">
                <text:p>94.5</text:p>
              </table:table-cell>
              <table:table-cell office:value-type="float" office:value="1.13247516529061">
                <text:p>1.13247516529061</text:p>
              </table:table-cell>
              <table:table-cell office:value-type="float" office:value="1.13247516529061">
                <text:p>1.13247516529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165.866666666667">
                <text:p>165.866666666667</text:p>
              </table:table-cell>
              <table:table-cell office:value-type="float" office:value="5.11598801145324">
                <text:p>5.11598801145324</text:p>
              </table:table-cell>
              <table:table-cell office:value-type="float" office:value="5.11598801145324">
                <text:p>5.11598801145324</text:p>
              </table:table-cell>
              <table:table-cell office:value-type="float" office:value="-0.4">
                <text:p>-0.4</text:p>
              </table:table-cell>
              <table:table-cell office:value-type="float" office:value="139.733333333333">
                <text:p>139.733333333333</text:p>
              </table:table-cell>
              <table:table-cell office:value-type="float" office:value="0.873689494805404">
                <text:p>0.873689494805404</text:p>
              </table:table-cell>
              <table:table-cell office:value-type="float" office:value="0.873689494805404">
                <text:p>0.873689494805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07.8">
                <text:p>207.8</text:p>
              </table:table-cell>
              <table:table-cell office:value-type="float" office:value="2.26495033058122">
                <text:p>2.26495033058122</text:p>
              </table:table-cell>
              <table:table-cell office:value-type="float" office:value="2.26495033058122">
                <text:p>2.26495033058122</text:p>
              </table:table-cell>
              <table:table-cell office:value-type="float" office:value="0.4">
                <text:p>0.4</text:p>
              </table:table-cell>
              <table:table-cell office:value-type="float" office:value="159.1">
                <text:p>159.1</text:p>
              </table:table-cell>
              <table:table-cell office:value-type="float" office:value="5.98080262172227">
                <text:p>5.98080262172227</text:p>
              </table:table-cell>
              <table:table-cell office:value-type="float" office:value="5.98080262172227">
                <text:p>5.98080262172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11.683333333333">
                <text:p>111.683333333333</text:p>
              </table:table-cell>
              <table:table-cell office:value-type="float" office:value="2.74058996081744">
                <text:p>2.74058996081744</text:p>
              </table:table-cell>
              <table:table-cell office:value-type="float" office:value="2.74058996081744">
                <text:p>2.74058996081744</text:p>
              </table:table-cell>
              <table:table-cell office:value-type="float" office:value="0.6">
                <text:p>0.6</text:p>
              </table:table-cell>
              <table:table-cell office:value-type="float" office:value="94.3">
                <text:p>94.3</text:p>
              </table:table-cell>
              <table:table-cell office:value-type="float" office:value="0.804673846971554">
                <text:p>0.804673846971554</text:p>
              </table:table-cell>
              <table:table-cell office:value-type="float" office:value="0.804673846971554">
                <text:p>0.804673846971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79.4333333333333">
                <text:p>79.4333333333333</text:p>
              </table:table-cell>
              <table:table-cell office:value-type="float" office:value="0.604841577054138">
                <text:p>0.604841577054138</text:p>
              </table:table-cell>
              <table:table-cell office:value-type="float" office:value="0.604841577054138">
                <text:p>0.604841577054138</text:p>
              </table:table-cell>
              <table:table-cell office:value-type="float" office:value="0.8">
                <text:p>0.8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0.425245027405766">
                <text:p>0.425245027405766</text:p>
              </table:table-cell>
              <table:table-cell office:value-type="float" office:value="0.425245027405766">
                <text:p>0.425245027405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0.208166599946612">
                <text:p>0.208166599946612</text:p>
              </table:table-cell>
              <table:table-cell office:value-type="float" office:value="0.208166599946612">
                <text:p>0.208166599946612</text:p>
              </table:table-cell>
              <table:table-cell office:value-type="float" office:value="1">
                <text:p>1</text:p>
              </table:table-cell>
              <table:table-cell office:value-type="float" office:value="54.3666666666667">
                <text:p>54.3666666666667</text:p>
              </table:table-cell>
              <table:table-cell office:value-type="float" office:value="0.351188458428426">
                <text:p>0.351188458428426</text:p>
              </table:table-cell>
              <table:table-cell office:value-type="float" office:value="0.351188458428426">
                <text:p>0.351188458428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